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UMA TORRES, GERMAN LUI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24186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642444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UMA TORRES, GERMAN LUI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2418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08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655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05/11/2021</text:p>
          </table:table-cell>
          <table:table-cell table:style-name="Tabla2.A2" office:value-type="string">
            <text:p text:style-name="P7">75701722</text:p>
          </table:table-cell>
          <table:table-cell table:style-name="Tabla2.A2" office:value-type="string">
            <text:p text:style-name="P7">80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ANUEL BALCAZA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DEL IMPORTE ABONODO DEL DIA 05/11 SE FACTURO S/328.00<text:line-break/>RESTA A FAVOR 472.00 QUE CUBRE ESTE ENVIO MAS EL ABONO RESTABNT GENERARO (20 CUZ - 02 IQT + 05 PCL)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8:57:3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